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500000005DC81CAE753621E75F.png" manifest:media-type="image/png"/>
  <manifest:file-entry manifest:full-path="Pictures/1000000000000239000001333C8E0F37635E5CAD.png" manifest:media-type="image/png"/>
  <manifest:file-entry manifest:full-path="Pictures/10000000000002300000011BD2C615E052DAF651.png" manifest:media-type="image/png"/>
  <manifest:file-entry manifest:full-path="Pictures/100000000000023F000000EC98D7DBE105C406E6.png" manifest:media-type="image/png"/>
  <manifest:file-entry manifest:full-path="Pictures/10000000000001A10000007BBCAB484BDD87CEBF.png" manifest:media-type="image/png"/>
  <manifest:file-entry manifest:full-path="Pictures/10000000000001D10000012EA48E380849E333B7.png" manifest:media-type="image/png"/>
  <manifest:file-entry manifest:full-path="Pictures/100000000000023300000082EFF9F6721E73CE03.png" manifest:media-type="image/png"/>
  <manifest:file-entry manifest:full-path="Pictures/10000000000000CB00000045B52BC622C6175E98.png" manifest:media-type="image/png"/>
  <manifest:file-entry manifest:full-path="Pictures/100000000000021A000001163F4A584C51CA49E1.png" manifest:media-type="image/png"/>
  <manifest:file-entry manifest:full-path="Pictures/100000000000020F00000148347ECE68DFF0277F.png" manifest:media-type="image/png"/>
  <manifest:file-entry manifest:full-path="Pictures/10000000000001BB000002E03179E4E5E868896E.png" manifest:media-type="image/png"/>
  <manifest:file-entry manifest:full-path="Pictures/100000000000023F0000008D0C6E4701047A8CAD.png" manifest:media-type="image/png"/>
  <manifest:file-entry manifest:full-path="Pictures/1000000000000151000000BB003979315726FE5B.png" manifest:media-type="image/png"/>
  <manifest:file-entry manifest:full-path="Pictures/10000000000002310000018D46EE20E126AD368F.png" manifest:media-type="image/png"/>
  <manifest:file-entry manifest:full-path="Pictures/100000000000015A000000BA6AE4994933D4F887.png" manifest:media-type="image/png"/>
  <manifest:file-entry manifest:full-path="Pictures/100000000000025D0000033C21465B216FDDFE0D.png" manifest:media-type="image/png"/>
  <manifest:file-entry manifest:full-path="Pictures/100000000000024F000000C9D357A4FA2EC6C5E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0pt" officeooo:paragraph-rsid="00027cbd" style:font-size-asian="10pt" style:font-size-complex="10pt"/>
    </style:style>
    <style:style style:name="P2" style:family="paragraph" style:parent-style-name="Standard">
      <style:paragraph-properties fo:text-align="center" style:justify-single-word="false"/>
      <style:text-properties fo:color="#000000" style:font-name="Comic Sans MS" fo:font-size="10pt" fo:font-weight="bold" officeooo:rsid="00027cbd" officeooo:paragraph-rsid="00027cbd" style:font-size-asian="10pt" style:font-weight-asian="bold" style:font-size-complex="10pt" style:font-weight-complex="bold"/>
    </style:style>
    <style:style style:name="P3" style:family="paragraph" style:parent-style-name="Standard">
      <style:paragraph-properties fo:text-align="start" style:justify-single-word="false"/>
      <style:text-properties fo:color="#000000" style:font-name="Comic Sans MS" fo:font-size="10pt" fo:font-weight="bold" officeooo:rsid="00027cbd" officeooo:paragraph-rsid="00027cbd" style:font-size-asian="10pt" style:font-weight-asian="bold" style:font-size-complex="10pt" style:font-weight-complex="bold"/>
    </style:style>
    <style:style style:name="T1" style:family="text">
      <style:text-properties fo:color="#000000" style:font-name="Comic Sans MS" fo:font-weight="bold" officeooo:rsid="001153c4" style:font-weight-asian="bold" style:font-weight-complex="bold"/>
    </style:style>
    <style:style style:name="T2" style:family="text">
      <style:text-properties fo:color="#000000" style:font-name="Comic Sans MS" fo:font-weight="bold" officeooo:rsid="0016185c" style:font-weight-asian="bold" style:font-weight-complex="bold"/>
    </style:style>
    <style:style style:name="T3" style:family="text">
      <style:text-properties fo:color="#000000" style:font-name="Comic Sans MS" fo:font-weight="bold" officeooo:rsid="000137c6" style:font-weight-asian="bold" style:font-weight-complex="bold"/>
    </style:style>
    <style:style style:name="T4" style:family="text">
      <style:text-properties fo:color="#000000" style:font-name="Comic Sans MS" fo:font-weight="bold" officeooo:rsid="001aeb51" style:font-weight-asian="bold" style:font-weight-complex="bold"/>
    </style:style>
    <style:style style:name="T5" style:family="text">
      <style:text-properties fo:color="#000000" style:font-name="Comic Sans MS" fo:font-weight="bold" officeooo:rsid="00027cb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Ch </text:span><text:span text:style-name="T2">7</text:span><text:span text:style-name="T1"> : </text:span><text:span text:style-name="T3">Statistiques à deux variables quantitatives </text:span><text:span text:style-name="T4">exercices </text:span><text:span text:style-name="T5">corrigés</text:span></text:p>
      <text:p text:style-name="P2"><draw:frame draw:style-name="fr1" draw:name="Image1" text:anchor-type="paragraph" svg:x="0.213cm" svg:y="0.279cm" svg:width="14.316cm" svg:height="5.877cm" draw:z-index="0"><draw:image xlink:href="Pictures/100000000000023F000000EC98D7DBE105C406E6.png" xlink:type="simple" xlink:show="embed" xlink:actuate="onLoad" loext:mime-type="image/png"/></draw:frame></text:p>
      <text:p text:style-name="P2"/>
      <text:p text:style-name="P3"/>
      <text:p text:style-name="P3"/>
      <text:p text:style-name="P3"/>
      <text:p text:style-name="P3"><draw:frame draw:style-name="fr1" draw:name="Image2" text:anchor-type="paragraph" svg:x="0.213cm" svg:y="3.694cm" svg:width="14.73cm" svg:height="20.159cm" draw:z-index="1"><draw:image xlink:href="Pictures/100000000000025D0000033C21465B216FDDFE0D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3" draw:name="Image3" text:anchor-type="paragraph" svg:x="0.409cm" svg:y="0.164cm" svg:width="12.301cm" svg:height="7.989cm" draw:z-index="2"><draw:image xlink:href="Pictures/10000000000001D10000012EA48E380849E333B7.png" xlink:type="simple" xlink:show="embed" xlink:actuate="onLoad" loext:mime-type="image/png"/></draw:frame><draw:frame draw:style-name="fr1" draw:name="Image4" text:anchor-type="paragraph" svg:x="0.503cm" svg:y="8.294cm" svg:width="9.363cm" svg:height="4.838cm" draw:z-index="3"><draw:image xlink:href="Pictures/100000000000021A000001163F4A584C51CA49E1.png" xlink:type="simple" xlink:show="embed" xlink:actuate="onLoad" loext:mime-type="image/png"/></draw:frame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1" draw:name="Image5" text:anchor-type="paragraph" svg:x="0.178cm" svg:y="0.079cm" svg:width="7.789cm" svg:height="12.942cm" draw:z-index="4"><draw:image xlink:href="Pictures/10000000000001BB000002E03179E4E5E868896E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><draw:frame draw:style-name="fr1" draw:name="Image6" text:anchor-type="paragraph" svg:x="1.489cm" svg:y="-0.353cm" svg:width="6.334cm" svg:height="3.515cm" draw:z-index="5"><draw:image xlink:href="Pictures/1000000000000151000000BB003979315726FE5B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><draw:frame draw:style-name="fr1" draw:name="Image7" text:anchor-type="paragraph" svg:x="1.307cm" svg:y="0.49cm" svg:width="8.179cm" svg:height="4.397cm" draw:z-index="6"><draw:image xlink:href="Pictures/100000000000015A000000BA6AE4994933D4F887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1" draw:name="Image8" text:anchor-type="paragraph" svg:x="1cm" svg:y="0.967cm" svg:width="15.635cm" svg:height="5.318cm" draw:z-index="7"><draw:image xlink:href="Pictures/100000000000024F000000C9D357A4FA2EC6C5EA.png" xlink:type="simple" xlink:show="embed" xlink:actuate="onLoad" loext:mime-type="image/png"/></draw:frame></text:p>
      <text:p text:style-name="P3"/>
      <text:p text:style-name="P3"><draw:frame draw:style-name="fr2" draw:name="Image9" text:anchor-type="paragraph" svg:width="15.212cm" svg:height="3.731cm" draw:z-index="8"><draw:image xlink:href="Pictures/100000000000023F0000008D0C6E4701047A8CAD.png" xlink:type="simple" xlink:show="embed" xlink:actuate="onLoad" loext:mime-type="image/png"/></draw:frame><draw:frame draw:style-name="fr2" draw:name="Image10" text:anchor-type="paragraph" svg:width="14.894cm" svg:height="3.44cm" draw:z-index="9"><draw:image xlink:href="Pictures/100000000000023300000082EFF9F6721E73CE03.png" xlink:type="simple" xlink:show="embed" xlink:actuate="onLoad" loext:mime-type="image/png"/></draw:frame><draw:frame draw:style-name="fr1" draw:name="Image11" text:anchor-type="paragraph" svg:x="0.894cm" svg:y="3.634cm" svg:width="11.031cm" svg:height="3.254cm" draw:z-index="10"><draw:image xlink:href="Pictures/10000000000001A10000007BBCAB484BDD87CEBF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><draw:frame draw:style-name="fr1" draw:name="Image12" text:anchor-type="paragraph" svg:x="0.841cm" svg:y="0.333cm" svg:width="5.371cm" svg:height="1.826cm" draw:z-index="11"><draw:image xlink:href="Pictures/10000000000000CB00000045B52BC622C6175E98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1" draw:name="Image13" text:anchor-type="paragraph" svg:x="-0.002cm" svg:y="-0.796cm" svg:width="11.714cm" svg:height="7.29cm" draw:z-index="12"><draw:image xlink:href="Pictures/100000000000020F00000148347ECE68DFF0277F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><draw:frame draw:style-name="fr1" draw:name="Image14" text:anchor-type="paragraph" svg:x="-0.079cm" svg:y="0.314cm" svg:width="12.539cm" svg:height="6.336cm" draw:z-index="13"><draw:image xlink:href="Pictures/10000000000002300000011BD2C615E052DAF651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1" draw:name="Image15" text:anchor-type="paragraph" svg:x="-0.042cm" svg:y="0.349cm" svg:width="12.501cm" svg:height="8.846cm" draw:z-index="14"><draw:image xlink:href="Pictures/10000000000002310000018D46EE20E126AD368F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1" draw:name="Image16" text:anchor-type="paragraph" svg:x="-0.353cm" svg:y="0.016cm" svg:width="15.662cm" svg:height="2.461cm" draw:z-index="15"><draw:image xlink:href="Pictures/10000000000002500000005DC81CAE753621E75F.png" xlink:type="simple" xlink:show="embed" xlink:actuate="onLoad" loext:mime-type="image/png"/></draw:frame></text:p>
      <text:p text:style-name="P3"/>
      <text:p text:style-name="P3"><draw:frame draw:style-name="fr1" draw:name="Image17" text:anchor-type="paragraph" svg:x="0.381cm" svg:y="-0.229cm" svg:width="12.571cm" svg:height="6.782cm" draw:z-index="16"><draw:image xlink:href="Pictures/1000000000000239000001333C8E0F37635E5CAD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05T08:22:24.195000000</meta:creation-date>
    <dc:date>2021-11-18T09:01:39.676398830</dc:date>
    <meta:editing-duration>PT18M36S</meta:editing-duration>
    <meta:editing-cycles>5</meta:editing-cycles>
    <meta:generator>LibreOffice/6.4.3.2$Linux_X86_64 LibreOffice_project/40$Build-2</meta:generator>
    <meta:print-date>2021-11-18T09:01:35.326251484</meta:print-date>
    <meta:document-statistic meta:table-count="0" meta:image-count="17" meta:object-count="0" meta:page-count="4" meta:paragraph-count="1" meta:word-count="10" meta:character-count="69" meta:non-whitespace-character-count="60"/>
  </office:meta>
</office:document-meta>
</file>